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ing for multiple IDs in ramuser edi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Ajouter le ramses path dans le crea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change d'onglet au rechargem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icone sur l'onglet setting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lists: supprimer fonctionne pas (sur previews au moin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office:string-value="Maya: Update :&#10;- update: ne fonctionne que sur les nodes sélectionnés dans la scène; devrait utiliser ceux de la boite de dialogue&#10;- update all: tous ceux affichés (attention si filtres avec les cases)&#10;-&gt; vérifier ui getAllNodes() et getSelectedNodes(). Plus simple : getNodes(), la liste étant construite au clic sur un des boutons.&#10;- update all: erreur, mélange les nodes ? Fait n'imp. (en cas de shaders en tout cas)&#10;- update selected: idem si plusieurs nodes sélectionnés." calcext:value-type="string">
            <text:p>Maya: Update :</text:p>
            <text:p>- update: ne fonctionne que sur les nodes sélectionnés dans la scène; devrait utiliser ceux de la boite de dialogue</text:p>
            <text:p>- update all: tous ceux affichés (attention si filtres avec les cases)</text:p>
            <text:p>-&gt; vérifier ui getAllNodes() et getSelectedNodes(). Plus simple : getNodes(), la liste étant construite au clic sur un des boutons.</text:p>
            <text:p>- update all: erreur, mélange les nodes ? Fait n'imp. (en cas de shaders en tout cas)</text:p>
            <text:p>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3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3:'General tasks'.AMJ1048576 'General tasks'.A9:'General tasks'.B9 'General tasks'.A24:'General tasks'.B1048576 'General tasks'.C19:'General tasks'.AMJ19 'General tasks'.A19:'General tasks'.B19 'General tasks'.C9:'General tasks'.AMJ18 'General tasks'.A11:'General tasks'.B18 'General tasks'.A21:'General tasks'.AMJ21 'General tasks'.B20:'General tasks'.B20 'General tasks'.A1:'General tasks'.AMJ8 'General tasks'.B22:'General tasks'.B22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23:'General tasks'.B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4:32:03.831166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5T16:21:06.444931397</dc:date>
    <meta:editing-duration>PT15H32M36S</meta:editing-duration>
    <meta:editing-cycles>116</meta:editing-cycles>
    <meta:document-statistic meta:table-count="11" meta:cell-count="297" meta:object-count="0"/>
  </office:meta>
</office:document-meta>
</file>